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24.0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9.058cm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start="Diamond" draw:marker-start-width="0.3cm" draw:marker-end="Line_20_Arrow" draw:marker-end-width="0.3cm" draw:fill="solid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9.616cm" fo:min-width="19.702cm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9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935cm" fo:min-width="7.61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935cm" fo:min-width="6.738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81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4.437cm" fo:min-width="6.73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3.277cm"/>
    </style:style>
    <style:style style:name="gr25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072cm" fo:min-width="4.25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862cm"/>
    </style:style>
    <style:style style:name="gr28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512cm" fo:min-width="0.008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2.595cm" fo:min-width="4.311cm"/>
    </style:style>
    <style:style style:name="gr32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072cm" fo:min-width="3.192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1.18cm" fo:min-width="24.773cm" draw:shadow="visible" draw:shadow-offset-x="0.212cm" draw:shadow-offset-y="-0.212cm" draw:shadow-color="#808080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7.878cm" fo:min-width="22.995cm" draw:shadow="visible" draw:shadow-offset-x="0.212cm" draw:shadow-offset-y="-0.212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5.211cm" fo:min-width="9.025cm" draw:shadow="visible" draw:shadow-offset-x="0.212cm" draw:shadow-offset-y="-0.212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5.211cm" fo:min-width="7.746cm" draw:shadow="visible" draw:shadow-offset-x="0.212cm" draw:shadow-offset-y="-0.212cm"/>
    </style:style>
    <style:style style:name="gr38" style:family="graphic" style:parent-style-name="standard">
      <style:graphic-properties draw:stroke="none" svg:stroke-color="#000000" draw:fill="none" draw:fill-color="#ffffff" fo:min-height="0.41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814cm" fo:min-width="3.937cm" draw:shadow="visible" draw:shadow-offset-x="0.212cm" draw:shadow-offset-y="-0.21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274cm" fo:min-width="3.94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648cm" fo:min-width="0.136cm"/>
    </style:style>
    <style:style style:name="gr42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43" style:family="graphic" style:parent-style-name="standard">
      <style:graphic-properties draw:stroke="dash" draw:stroke-dash="Long_20_Dash" draw:marker-end="Arrowheads_20_2" draw:marker-end-width="0.4cm" draw:textarea-vertical-align="middl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3.306cm" fo:min-width="5.735cm" draw:shadow="visible" draw:shadow-offset-x="0.212cm" draw:shadow-offset-y="-0.212cm"/>
    </style:style>
    <style:style style:name="gr45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927cm" fo:min-width="5.735cm" draw:shadow="visible" draw:shadow-offset-x="0.212cm" draw:shadow-offset-y="-0.212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6.006cm" fo:min-width="24.773cm" draw:shadow="visible" draw:shadow-offset-x="0.212cm" draw:shadow-offset-y="-0.212cm" draw:shadow-color="#808080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3.339cm" fo:min-width="22.995cm" draw:shadow="visible" draw:shadow-offset-x="0.212cm" draw:shadow-offset-y="-0.212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3.306cm" fo:min-width="6.955cm" draw:shadow="visible" draw:shadow-offset-x="0.212cm" draw:shadow-offset-y="-0.212cm"/>
    </style:style>
    <style:style style:name="gr5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.274cm" fo:min-width="4.445cm"/>
    </style:style>
    <style:style style:name="gr52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1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1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style:font-name="Consolas1" fo:font-size="13pt" style:font-size-asian="13pt" style:font-size-complex="13pt"/>
    </style:style>
    <style:style style:name="P11" style:family="paragraph">
      <loext:graphic-properties draw:fill-color="#ffffff"/>
      <style:paragraph-properties fo:text-align="center" style:writing-mode="lr-tb"/>
      <style:text-properties style:font-name="Consolas1" fo:font-size="13pt" style:font-size-asian="13pt" style:font-size-complex="13pt"/>
    </style:style>
    <style:style style:name="P12" style:family="paragraph">
      <style:paragraph-properties fo:text-align="center" style:writing-mode="lr-tb"/>
      <style:text-properties style:font-name="Consolas1" fo:font-size="12pt" style:font-size-asian="12pt" style:font-size-complex="12pt"/>
    </style:style>
    <style:style style:name="P13" style:family="paragraph">
      <loext:graphic-properties draw:fill-color="#ffffff"/>
      <style:paragraph-properties fo:text-align="center" style:writing-mode="lr-tb"/>
      <style:text-properties style:font-name="Consolas1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style:font-name="Consolas1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onsolas1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Consolas1" fo:font-size="11pt" style:font-size-asian="11pt" style:font-size-complex="11pt"/>
    </style:style>
    <style:style style:name="T1" style:family="text">
      <style:text-properties style:font-name="Consolas1" fo:font-size="14pt" style:font-size-asian="14pt" style:font-size-complex="14pt"/>
    </style:style>
    <style:style style:name="T2" style:family="text">
      <style:text-properties style:font-name="Consolas1" fo:font-size="12pt" style:font-size-asian="12pt" style:font-size-complex="12pt"/>
    </style:style>
    <style:style style:name="T3" style:family="text">
      <style:text-properties style:font-name="Consolas1" fo:font-size="10pt" style:font-size-asian="10pt" style:font-size-complex="10pt"/>
    </style:style>
    <style:style style:name="T4" style:family="text">
      <style:text-properties style:font-name="Consolas1" fo:font-size="11pt" style:font-size-asian="11pt" style:font-size-complex="11pt"/>
    </style:style>
    <style:style style:name="T5" style:family="text">
      <style:text-properties style:font-name="Consola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91cm" svg:height="13.208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6.14cm" svg:y="3.57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18.78cm" svg:y="3.57cm">
          <text:p text:style-name="P2"><text:span text:style-name="T1">DB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4" draw:text-style-name="P5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2" draw:text-style-name="P7" xml:id="id4" draw:id="id4" draw:layer="layout" svg:width="3.81cm" svg:height="1.27cm" svg:x="18.78cm" svg:y="11.12cm">
          <text:p text:style-name="P6"><text:span text:style-name="T1">Metadat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4" draw:text-style-name="P5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2" draw:text-style-name="P3" xml:id="id3" draw:id="id3" draw:layer="layout" svg:width="3.81cm" svg:height="1.27cm" svg:x="18.78cm" svg:y="7.37cm">
          <text:p text:style-name="P2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4" draw:text-style-name="P5" draw:layer="layout" svg:width="1.463cm" svg:height="0.674cm" svg:x="19.254cm" svg:y="6.681cm">
          <draw:text-box>
            <text:p><text:span text:style-name="T2">1..*</text:span></text:p>
          </draw:text-box>
        </draw:frame>
        <draw:frame draw:style-name="gr4" draw:text-style-name="P5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2" draw:text-style-name="P3" xml:id="id5" draw:id="id5" draw:layer="layout" svg:width="3.81cm" svg:height="1.27cm" svg:x="12.46cm" svg:y="6.07cm">
          <text:p text:style-name="P2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g>
          <draw:custom-shape draw:style-name="gr6" draw:text-style-name="P9" draw:layer="layout" svg:width="0.571cm" svg:height="0.318cm" draw:transform="rotate (-1.5707963267949) translate (16.342cm 3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custom-shape draw:style-name="gr2" draw:text-style-name="P3" xml:id="id7" draw:id="id7" draw:layer="layout" svg:width="3.81cm" svg:height="1.27cm" svg:x="12.46cm" svg:y="11.1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<text:p/>
        </draw:connector>
        <draw:frame draw:style-name="gr4" draw:text-style-name="P5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4" draw:text-style-name="P5" draw:layer="layout" svg:width="0.635cm" svg:height="0.674cm" svg:x="16.229cm" svg:y="11.058cm">
          <draw:text-box>
            <text:p><text:span text:style-name="T2">1</text:span></text:p>
          </draw:text-box>
        </draw:frame>
        <draw:custom-shape draw:style-name="gr2" draw:text-style-name="P3" xml:id="id8" draw:id="id8" draw:layer="layout" svg:width="3.81cm" svg:height="1.27cm" svg:x="8.66cm" svg:y="15.02cm">
          <text:p text:style-name="P2"><text:span text:style-name="T1">XML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81cm" svg:height="1.27cm" svg:x="16.26cm" svg:y="15.02cm">
          <text:p text:style-name="P2"><text:span text:style-name="T1">PDFDocu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<text:p/>
        </draw:connector>
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<text:p/>
        </draw:connector>
      </draw:page>
      <draw:page draw:name="page2" draw:style-name="dp1" draw:master-page-name="Standard">
        <draw:g>
          <draw:custom-shape draw:style-name="gr8" draw:text-style-name="P1" draw:layer="layout" svg:width="24.571cm" svg:height="5.842cm" svg:x="2.0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4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2.2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7.3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2.4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7.4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4.385cm" svg:y2="4.84cm" draw:start-shape="id10" draw:start-glue-point="0" draw:end-shape="id11" draw:end-glue-point="2" svg:d="M4185 7370v-1265h10200v-1265" svg:viewBox="0 0 102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4.385cm" svg:y2="4.84cm" draw:start-shape="id12" draw:start-glue-point="0" draw:end-shape="id11" draw:end-glue-point="2" svg:d="M9285 7370v-1265h5100v-1265" svg:viewBox="0 0 5101 2531">
            <text:p/>
          </draw:connector>
          <draw:connector draw:style-name="gr12" draw:text-style-name="P8" draw:layer="layout" svg:x1="14.385cm" svg:y1="7.37cm" svg:x2="14.385cm" svg:y2="4.84cm" draw:start-shape="id13" draw:start-glue-point="0" draw:end-shape="id11" draw:end-glue-point="2" svg:d="M14385 7370v-2530" svg:viewBox="0 0 1 2531">
            <text:p/>
          </draw:connector>
          <draw:connector draw:style-name="gr12" draw:text-style-name="P8" draw:layer="layout" svg:x1="19.385cm" svg:y1="7.37cm" svg:x2="14.385cm" svg:y2="4.84cm" draw:start-shape="id14" draw:start-glue-point="0" draw:end-shape="id11" draw:end-glue-point="2" svg:d="M19385 7370v-1265h-5000v-1265" svg:viewBox="0 0 5001 2531">
            <text:p/>
          </draw:connector>
          <draw:custom-shape draw:style-name="gr9" draw:text-style-name="P3" xml:id="id15" draw:id="id15" draw:layer="layout" svg:width="3.81cm" svg:height="1.27cm" svg:x="22.58cm" svg:y="7.37cm">
            <text:p text:style-name="P2"><text:span text:style-name="T1">Sli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8" draw:layer="layout" svg:x1="24.485cm" svg:y1="7.37cm" svg:x2="14.385cm" svg:y2="4.84cm" draw:start-shape="id15" draw:start-glue-point="0" draw:end-shape="id11" draw:end-glue-point="2" svg:d="M24485 7370v-1265h-10100v-1265" svg:viewBox="0 0 10101 2531">
            <text:p/>
          </draw:connector>
        </draw:g>
      </draw:page>
      <draw:page draw:name="page3" draw:style-name="dp1" draw:master-page-name="Standard">
        <draw:g>
          <draw:custom-shape draw:style-name="gr13" draw:text-style-name="P1" draw:layer="layout" svg:width="19.558cm" svg:height="13.208cm" svg:x="2.01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xml:id="id17" draw:id="id17" draw:layer="layout" svg:width="3.81cm" svg:height="1.27cm" svg:x="9.88cm" svg:y="3.57cm">
            <text:p text:style-name="P10"><text:span text:style-name="T3">&lt;&lt;abstract&gt;&gt;</text:span></text:p>
            <text:p text:style-name="P10"><text:span text:style-name="T2">JsonValue</text:span></text:p>
            <text:p text:style-name="P10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6" draw:id="id16" draw:layer="layout" svg:width="3.81cm" svg:height="1.27cm" svg:x="2.28cm" svg:y="7.37cm">
            <text:p text:style-name="P12"><text:span text:style-name="T2">JsonNumber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8" draw:id="id18" draw:layer="layout" svg:width="3.81cm" svg:height="1.27cm" svg:x="7.38cm" svg:y="7.37cm">
            <text:p text:style-name="P12"><text:span text:style-name="T2">JsonString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9" draw:id="id19" draw:layer="layout" svg:width="3.81cm" svg:height="1.27cm" svg:x="12.48cm" svg:y="11.17cm">
            <text:p text:style-name="P12"><text:span text:style-name="T2">JsonAn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1" draw:id="id21" draw:layer="layout" svg:width="3.81cm" svg:height="1.27cm" svg:x="17.48cm" svg:y="11.17cm">
            <text:p text:style-name="P12"><text:span text:style-name="T2">JsonArray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1.785cm" svg:y2="4.84cm" draw:start-shape="id16" draw:start-glue-point="0" draw:end-shape="id17" draw:end-glue-point="2" svg:d="M4185 7370v-1265h7600v-1265" svg:viewBox="0 0 76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1.785cm" svg:y2="4.84cm" draw:start-shape="id18" draw:start-glue-point="0" draw:end-shape="id17" draw:end-glue-point="2" svg:d="M9285 7370v-1265h2500v-1265" svg:viewBox="0 0 2501 2531">
            <text:p/>
          </draw:connector>
          <draw:custom-shape draw:style-name="gr9" draw:text-style-name="P15" xml:id="id20" draw:id="id20" draw:layer="layout" svg:width="3.81cm" svg:height="1.27cm" svg:x="14.98cm" svg:y="7.37cm">
            <text:p text:style-name="P14"><text:span text:style-name="T3">&lt;&lt;abstract&gt;&gt;</text:span></text:p>
            <text:p text:style-name="P14"><text:span text:style-name="T2">JsonStructure</text:span></text:p>
            <text:p text:style-name="P14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4.385cm" svg:y1="11.17cm" svg:x2="16.885cm" svg:y2="8.64cm" draw:start-shape="id19" draw:start-glue-point="0" draw:end-shape="id20" draw:end-glue-point="2" svg:d="M14385 11170v-1265h2500v-1265" svg:viewBox="0 0 2501 2531">
            <text:p/>
          </draw:connector>
          <draw:connector draw:style-name="gr14" draw:text-style-name="P4" draw:layer="layout" svg:x1="19.385cm" svg:y1="11.17cm" svg:x2="16.885cm" svg:y2="8.64cm" draw:start-shape="id21" draw:start-glue-point="0" draw:end-shape="id20" draw:end-glue-point="2" svg:d="M19385 11170v-1265h-2500v-1265" svg:viewBox="0 0 2501 2531">
            <text:p/>
          </draw:connector>
          <draw:connector draw:style-name="gr15" draw:text-style-name="P4" draw:layer="layout" draw:line-skew="1.902cm" svg:x1="18.79cm" svg:y1="8.005cm" svg:x2="13.69cm" svg:y2="4.205cm" draw:start-shape="id20" draw:start-glue-point="1" draw:end-shape="id17" svg:d="M18790 8005h2403v-3800h-7503" svg:viewBox="0 0 7504 3801">
            <text:p/>
          </draw:connector>
          <draw:frame draw:style-name="gr4" draw:text-style-name="P5" draw:layer="layout" svg:width="1.463cm" svg:height="0.674cm" svg:x="19.476cm" svg:y="7.223cm">
            <draw:text-box>
              <text:p><text:span text:style-name="T2">0..*</text:span></text:p>
            </draw:text-box>
          </draw:frame>
          <draw:custom-shape draw:style-name="gr9" draw:text-style-name="P13" xml:id="id22" draw:id="id22" draw:layer="layout" svg:width="3.81cm" svg:height="1.27cm" svg:x="9.88cm" svg:y="14.97cm">
            <text:p text:style-name="P12"><text:span text:style-name="T2">JsonEmpt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3" draw:id="id23" draw:layer="layout" svg:width="3.81cm" svg:height="1.27cm" svg:x="14.98cm" svg:y="14.97cm">
            <text:p text:style-name="P12"><text:span text:style-name="T2">Json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1.785cm" svg:y1="14.97cm" svg:x2="14.385cm" svg:y2="12.44cm" draw:start-shape="id22" draw:start-glue-point="0" draw:end-shape="id19" draw:end-glue-point="2" svg:d="M11785 14970v-1265h2600v-1265" svg:viewBox="0 0 2601 2531">
            <text:p/>
          </draw:connector>
          <draw:connector draw:style-name="gr14" draw:text-style-name="P4" draw:layer="layout" svg:x1="16.885cm" svg:y1="14.97cm" svg:x2="14.385cm" svg:y2="12.44cm" draw:start-shape="id23" draw:start-glue-point="0" draw:end-shape="id19" draw:end-glue-point="2" svg:d="M16885 14970v-1265h-2500v-1265" svg:viewBox="0 0 2501 2531">
            <text:p/>
          </draw:connector>
          <draw:connector draw:style-name="gr14" draw:text-style-name="P4" draw:layer="layout" svg:x1="16.885cm" svg:y1="7.37cm" svg:x2="11.785cm" svg:y2="4.84cm" draw:start-shape="id20" draw:start-glue-point="0" draw:end-shape="id17" draw:end-glue-point="2" svg:d="M16885 7370v-1265h-5100v-1265" svg:viewBox="0 0 5101 2531">
            <text:p/>
          </draw:connector>
        </draw:g>
      </draw:page>
      <draw:page draw:name="page4" draw:style-name="dp1" draw:master-page-name="Standard">
        <draw:g>
          <draw:custom-shape draw:style-name="gr16" draw:text-style-name="P1" draw:layer="layout" svg:width="20.202cm" svg:height="9.866cm" svg:x="3.542cm" svg:y="2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3.861cm" svg:y1="2.259cm" svg:x2="24.114cm" svg:y2="2.259cm">
            <text:p/>
          </draw:line>
          <draw:line draw:style-name="gr17" draw:text-style-name="P4" draw:layer="layout" svg:x1="24.088cm" svg:y1="2.259cm" svg:x2="24.088cm" svg:y2="12.137cm">
            <text:p/>
          </draw:line>
          <draw:line draw:style-name="gr17" draw:text-style-name="P4" draw:layer="layout" svg:x1="3.532cm" svg:y1="2.541cm" svg:x2="3.868cm" svg:y2="2.259cm">
            <text:p/>
          </draw:line>
          <draw:line draw:style-name="gr17" draw:text-style-name="P4" draw:layer="layout" svg:x1="23.742cm" svg:y1="2.541cm" svg:x2="24.078cm" svg:y2="2.259cm">
            <text:p/>
          </draw:line>
          <draw:line draw:style-name="gr17" draw:text-style-name="P4" draw:layer="layout" svg:x1="23.742cm" svg:y1="12.419cm" svg:x2="24.078cm" svg:y2="12.137cm">
            <text:p/>
          </draw:line>
        </draw:g>
        <draw:frame draw:style-name="gr18" draw:text-style-name="P16" draw:layer="layout" svg:width="6.477cm" svg:height="0.641cm" svg:x="10.398cm" svg:y="3.015cm">
          <draw:text-box>
            <text:p><text:span text:style-name="T4">&lt;&lt;network&gt;&gt; shamirs-network</text:span></text:p>
          </draw:text-box>
        </draw:frame>
        <draw:g xml:id="id24" draw:id="id24">
          <draw:custom-shape draw:style-name="gr19" draw:text-style-name="P1" draw:layer="layout" svg:width="8.111cm" svg:height="5.185cm" svg:x="4.424cm" svg:y="4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4.553cm" svg:y1="4.429cm" svg:x2="12.684cm" svg:y2="4.429cm">
            <text:p/>
          </draw:line>
          <draw:line draw:style-name="gr17" draw:text-style-name="P4" draw:layer="layout" svg:x1="12.674cm" svg:y1="4.429cm" svg:x2="12.674cm" svg:y2="9.62cm">
            <text:p/>
          </draw:line>
          <draw:line draw:style-name="gr17" draw:text-style-name="P4" draw:layer="layout" svg:x1="4.421cm" svg:y1="4.577cm" svg:x2="4.556cm" svg:y2="4.429cm">
            <text:p/>
          </draw:line>
          <draw:line draw:style-name="gr17" draw:text-style-name="P4" draw:layer="layout" svg:x1="12.535cm" svg:y1="4.577cm" svg:x2="12.67cm" svg:y2="4.429cm">
            <text:p/>
          </draw:line>
          <draw:line draw:style-name="gr17" draw:text-style-name="P4" draw:layer="layout" svg:x1="12.535cm" svg:y1="9.768cm" svg:x2="12.67cm" svg:y2="9.62cm">
            <text:p/>
          </draw:line>
        </draw:g>
        <draw:g xml:id="id25" draw:id="id25">
          <draw:custom-shape draw:style-name="gr20" draw:text-style-name="P1" draw:layer="layout" svg:width="7.238cm" svg:height="5.185cm" svg:x="15.524cm" svg:y="4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5.639cm" svg:y1="4.429cm" svg:x2="22.895cm" svg:y2="4.429cm">
            <text:p/>
          </draw:line>
          <draw:line draw:style-name="gr17" draw:text-style-name="P4" draw:layer="layout" svg:x1="22.886cm" svg:y1="4.429cm" svg:x2="22.886cm" svg:y2="9.62cm">
            <text:p/>
          </draw:line>
          <draw:line draw:style-name="gr17" draw:text-style-name="P4" draw:layer="layout" svg:x1="15.521cm" svg:y1="4.577cm" svg:x2="15.642cm" svg:y2="4.429cm">
            <text:p/>
          </draw:line>
          <draw:line draw:style-name="gr17" draw:text-style-name="P4" draw:layer="layout" svg:x1="22.762cm" svg:y1="4.577cm" svg:x2="22.883cm" svg:y2="4.429cm">
            <text:p/>
          </draw:line>
          <draw:line draw:style-name="gr17" draw:text-style-name="P4" draw:layer="layout" svg:x1="22.762cm" svg:y1="9.768cm" svg:x2="22.883cm" svg:y2="9.62cm">
            <text:p/>
          </draw:line>
        </draw:g>
        <draw:frame draw:style-name="gr18" draw:text-style-name="P16" draw:layer="layout" svg:width="5.08cm" svg:height="0.641cm" svg:x="16.718cm" svg:y="4.95cm">
          <draw:text-box>
            <text:p><text:span text:style-name="T4">&lt;&lt;container&gt;&gt; mariadb</text:span></text:p>
          </draw:text-box>
        </draw:frame>
        <draw:frame draw:style-name="gr18" draw:text-style-name="P16" draw:layer="layout" svg:width="6.858cm" svg:height="0.641cm" svg:x="5.032cm" svg:y="4.95cm">
          <draw:text-box>
            <text:p><text:span text:style-name="T4">&lt;&lt;container&gt;&gt; shamirs-service</text:span></text:p>
          </draw:text-box>
        </draw:frame>
        <draw:connector draw:style-name="gr21" draw:text-style-name="P4" draw:layer="layout" draw:type="line" svg:x1="12.684cm" svg:y1="7.098cm" svg:x2="15.521cm" svg:y2="7.098cm" draw:start-shape="id24" draw:start-glue-point="1" draw:end-shape="id25" draw:end-glue-point="3" svg:d="M12684 7098h2837" svg:viewBox="0 0 2838 1">
          <text:p/>
        </draw:connector>
        <draw:frame draw:style-name="gr22" draw:text-style-name="P17" draw:layer="layout" svg:width="3.683cm" svg:height="1.031cm" svg:x="12.295cm" svg:y="6.008cm">
          <draw:text-box>
            <text:p text:style-name="P8"><text:span text:style-name="T3">&lt;&lt;protocol&gt;&gt;</text:span></text:p>
            <text:p text:style-name="P8"><text:span text:style-name="T3">TCP/IP</text:span></text:p>
          </draw:text-box>
        </draw:frame>
        <draw:g xml:id="id26" draw:id="id26">
          <draw:custom-shape draw:style-name="gr23" draw:text-style-name="P1" draw:layer="layout" svg:width="7.238cm" svg:height="4.687cm" svg:x="4.824cm" svg:y="14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4.939cm" svg:y1="14.242cm" svg:x2="12.195cm" svg:y2="14.242cm">
            <text:p/>
          </draw:line>
          <draw:line draw:style-name="gr17" draw:text-style-name="P4" draw:layer="layout" svg:x1="12.186cm" svg:y1="14.242cm" svg:x2="12.186cm" svg:y2="18.934cm">
            <text:p/>
          </draw:line>
          <draw:line draw:style-name="gr17" draw:text-style-name="P4" draw:layer="layout" svg:x1="4.821cm" svg:y1="14.376cm" svg:x2="4.942cm" svg:y2="14.242cm">
            <text:p/>
          </draw:line>
          <draw:line draw:style-name="gr17" draw:text-style-name="P4" draw:layer="layout" svg:x1="12.062cm" svg:y1="14.376cm" svg:x2="12.183cm" svg:y2="14.242cm">
            <text:p/>
          </draw:line>
          <draw:line draw:style-name="gr17" draw:text-style-name="P4" draw:layer="layout" svg:x1="12.062cm" svg:y1="19.068cm" svg:x2="12.183cm" svg:y2="18.934cm">
            <text:p/>
          </draw:line>
        </draw:g>
        <draw:frame draw:style-name="gr18" draw:text-style-name="P16" draw:layer="layout" svg:width="7.163cm" svg:height="0.641cm" svg:x="5.032cm" svg:y="14.851cm">
          <draw:text-box>
            <text:p><text:span text:style-name="T4">&lt;&lt;console&gt;&gt; shamirs-test-suite</text:span></text:p>
          </draw:text-box>
        </draw:frame>
        <draw:g>
          <draw:g>
            <draw:custom-shape draw:style-name="gr24" draw:text-style-name="P1" draw:layer="layout" svg:width="3.777cm" svg:height="1.602cm" svg:x="8.184cm" svg:y="7.9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8.243cm" svg:y1="7.858cm" svg:x2="12.03cm" svg:y2="7.858cm">
              <text:p/>
            </draw:line>
            <draw:line draw:style-name="gr17" draw:text-style-name="P4" draw:layer="layout" svg:x1="12.025cm" svg:y1="7.858cm" svg:x2="12.025cm" svg:y2="9.463cm">
              <text:p/>
            </draw:line>
            <draw:line draw:style-name="gr17" draw:text-style-name="P4" draw:layer="layout" svg:x1="8.182cm" svg:y1="7.904cm" svg:x2="8.245cm" svg:y2="7.858cm">
              <text:p/>
            </draw:line>
            <draw:line draw:style-name="gr17" draw:text-style-name="P4" draw:layer="layout" svg:x1="11.961cm" svg:y1="7.904cm" svg:x2="12.024cm" svg:y2="7.858cm">
              <text:p/>
            </draw:line>
            <draw:line draw:style-name="gr17" draw:text-style-name="P4" draw:layer="layout" svg:x1="11.961cm" svg:y1="9.509cm" svg:x2="12.024cm" svg:y2="9.463cm">
              <text:p/>
            </draw:line>
          </draw:g>
          <draw:frame draw:style-name="gr25" draw:text-style-name="P17" draw:layer="layout" svg:width="4.202cm" svg:height="1.304cm" svg:x="7.974cm" svg:y="8.217cm">
            <draw:text-box>
              <text:p text:style-name="P8"><text:span text:style-name="T3">&lt;&lt;servlet engine&gt;&gt;</text:span></text:p>
              <text:p text:style-name="P8"><text:span text:style-name="T3">Tomcat 8</text:span></text:p>
            </draw:text-box>
          </draw:frame>
        </draw:g>
        <draw:connector draw:style-name="gr21" draw:text-style-name="P4" draw:layer="layout" draw:type="line" svg:x1="8.552cm" svg:y1="9.768cm" svg:x2="8.508cm" svg:y2="14.242cm" draw:start-shape="id24" draw:start-glue-point="2" draw:end-shape="id26" draw:end-glue-point="0" svg:d="M8552 9768l-44 4474" svg:viewBox="0 0 45 4475">
          <text:p/>
        </draw:connector>
        <draw:frame draw:style-name="gr22" draw:text-style-name="P17" draw:layer="layout" svg:width="2.991cm" svg:height="1.031cm" svg:x="8.496cm" svg:y="12.809cm">
          <draw:text-box>
            <text:p text:style-name="P8"><text:span text:style-name="T3">&lt;&lt;protocol&gt;&gt;</text:span></text:p>
            <text:p text:style-name="P8"><text:span text:style-name="T3">HTTPS</text:span></text:p>
          </draw:text-box>
        </draw:frame>
        <draw:connector draw:style-name="gr11" draw:text-style-name="P8" draw:layer="layout" svg:x1="12.195cm" svg:y1="16.655cm" svg:x2="19.208cm" svg:y2="9.768cm" draw:start-shape="id26" draw:start-glue-point="1" draw:end-shape="id25" draw:end-glue-point="2" svg:d="M12195 16655h7013v-6887" svg:viewBox="0 0 7014 6888">
          <text:p/>
        </draw:connector>
        <draw:frame draw:style-name="gr22" draw:text-style-name="P17" draw:layer="layout" svg:width="3.683cm" svg:height="1.031cm" svg:x="14.296cm" svg:y="15.709cm">
          <draw:text-box>
            <text:p text:style-name="P8"><text:span text:style-name="T3">&lt;&lt;protocol&gt;&gt;</text:span></text:p>
            <text:p text:style-name="P8"><text:span text:style-name="T3">TCP/IP</text:span></text:p>
          </draw:text-box>
        </draw:frame>
        <draw:custom-shape draw:style-name="gr26" draw:text-style-name="P1" draw:layer="layout" svg:width="4.757cm" svg:height="1.322cm" svg:x="6.276cm" svg:y="16.31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1" draw:layer="layout" svg:width="4.362cm" svg:height="1.397cm" svg:x="4.693cm" svg:y="6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7" draw:layer="layout" svg:width="3.556cm" svg:height="1.17cm" svg:x="4.864cm" svg:y="6.234cm">
            <draw:text-box>
              <text:p text:style-name="P8"><text:span text:style-name="T3">&lt;&lt;artifact&gt;&gt;</text:span></text:p>
              <text:p text:style-name="P8"><text:span text:style-name="T5">shamirs-service.jar</text:span></text:p>
            </draw:text-box>
          </draw:frame>
          <draw:g>
            <draw:custom-shape draw:style-name="gr29" draw:text-style-name="P1" draw:layer="layout" svg:width="0.508cm" svg:height="0.762cm" svg:x="8.242cm" svg:y="6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" draw:layer="layout" svg:width="0.254cm" svg:height="0.254cm" svg:x="8.623cm" svg:y="6.1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8.623cm" svg:y1="6.242cm" svg:x2="8.623cm" svg:y2="6.369cm">
              <text:p/>
            </draw:line>
            <draw:line draw:style-name="gr17" draw:text-style-name="P4" draw:layer="layout" svg:x1="8.623cm" svg:y1="6.369cm" svg:x2="8.75cm" svg:y2="6.369cm">
              <text:p/>
            </draw:line>
            <draw:line draw:style-name="gr17" draw:text-style-name="P4" draw:layer="layout" svg:x1="8.623cm" svg:y1="6.242cm" svg:x2="8.75cm" svg:y2="6.369cm">
              <text:p/>
            </draw:line>
          </draw:g>
        </draw:g>
        <draw:frame draw:style-name="gr28" draw:text-style-name="P17" draw:layer="layout" svg:width="4.091cm" svg:height="1.17cm" svg:x="6.353cm" svg:y="16.582cm">
          <draw:text-box>
            <text:p text:style-name="P8"><text:span text:style-name="T3">&lt;&lt;artifact&gt;&gt;</text:span></text:p>
            <text:p text:style-name="P8"><text:span text:style-name="T5">shamirs-test-suite.jar</text:span></text:p>
          </draw:text-box>
        </draw:frame>
        <draw:g>
          <draw:custom-shape draw:style-name="gr29" draw:text-style-name="P1" draw:layer="layout" svg:width="0.508cm" svg:height="0.762cm" svg:x="10.343cm" svg:y="16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0.254cm" svg:height="0.254cm" svg:x="10.724cm" svg:y="16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4" draw:layer="layout" svg:x1="10.724cm" svg:y1="16.543cm" svg:x2="10.724cm" svg:y2="16.67cm">
            <text:p/>
          </draw:line>
          <draw:line draw:style-name="gr17" draw:text-style-name="P4" draw:layer="layout" svg:x1="10.724cm" svg:y1="16.67cm" svg:x2="10.851cm" svg:y2="16.67cm">
            <text:p/>
          </draw:line>
          <draw:line draw:style-name="gr17" draw:text-style-name="P4" draw:layer="layout" svg:x1="10.724cm" svg:y1="16.543cm" svg:x2="10.851cm" svg:y2="16.67cm">
            <text:p/>
          </draw:line>
        </draw:g>
        <draw:g>
          <draw:g>
            <draw:custom-shape draw:style-name="gr31" draw:text-style-name="P1" draw:layer="layout" svg:width="4.811cm" svg:height="2.845cm" svg:x="16.728cm" svg:y="6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16.804cm" svg:y1="6.151cm" svg:x2="21.628cm" svg:y2="6.151cm">
              <text:p/>
            </draw:line>
            <draw:line draw:style-name="gr17" draw:text-style-name="P4" draw:layer="layout" svg:x1="21.622cm" svg:y1="6.151cm" svg:x2="21.622cm" svg:y2="9.001cm">
              <text:p/>
            </draw:line>
            <draw:line draw:style-name="gr17" draw:text-style-name="P4" draw:layer="layout" svg:x1="16.726cm" svg:y1="6.232cm" svg:x2="16.806cm" svg:y2="6.151cm">
              <text:p/>
            </draw:line>
            <draw:line draw:style-name="gr17" draw:text-style-name="P4" draw:layer="layout" svg:x1="21.54cm" svg:y1="6.232cm" svg:x2="21.62cm" svg:y2="6.151cm">
              <text:p/>
            </draw:line>
            <draw:line draw:style-name="gr17" draw:text-style-name="P4" draw:layer="layout" svg:x1="21.54cm" svg:y1="9.082cm" svg:x2="21.62cm" svg:y2="9.001cm">
              <text:p/>
            </draw:line>
          </draw:g>
          <draw:frame draw:style-name="gr32" draw:text-style-name="P17" draw:layer="layout" svg:width="4.318cm" svg:height="0.992cm" svg:x="16.826cm" svg:y="6.41cm">
            <draw:text-box>
              <text:p text:style-name="P8"><text:span text:style-name="T3">&lt;&lt;dbms&gt;&gt;</text:span></text:p>
              <text:p text:style-name="P8"><text:span text:style-name="T3">MariaDB 10</text:span></text:p>
            </draw:text-box>
          </draw:frame>
          <draw:g>
            <draw:custom-shape draw:style-name="gr33" draw:text-style-name="P1" draw:layer="layout" svg:width="3.692cm" svg:height="1.322cm" svg:x="17.293cm" svg:y="7.591cm">
              <text:p/>
              <draw:enhanced-geometry svg:viewBox="0 0 21600 21600" draw:type="rectangle" draw:enhanced-path="M 0 0 L 21600 0 21600 21600 0 21600 0 0 Z N"/>
            </draw:custom-shape>
            <draw:frame draw:style-name="gr28" draw:text-style-name="P17" draw:layer="layout" svg:width="2.933cm" svg:height="1.17cm" svg:x="17.271cm" svg:y="7.858cm">
              <draw:text-box>
                <text:p text:style-name="P8"><text:span text:style-name="T3">&lt;&lt;database&gt;&gt;</text:span></text:p>
                <text:p text:style-name="P8"><text:span text:style-name="T5">shamirs-db</text:span></text:p>
              </draw:text-box>
            </draw:frame>
            <draw:g>
              <draw:custom-shape draw:style-name="gr29" draw:text-style-name="P1" draw:layer="layout" svg:width="0.508cm" svg:height="0.762cm" svg:x="20.161cm" svg:y="7.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" draw:layer="layout" svg:width="0.254cm" svg:height="0.254cm" svg:x="20.542cm" svg:y="7.6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4" draw:layer="layout" svg:x1="20.542cm" svg:y1="7.82cm" svg:x2="20.542cm" svg:y2="7.947cm">
                <text:p/>
              </draw:line>
              <draw:line draw:style-name="gr17" draw:text-style-name="P4" draw:layer="layout" svg:x1="20.542cm" svg:y1="7.947cm" svg:x2="20.669cm" svg:y2="7.947cm">
                <text:p/>
              </draw:line>
              <draw:line draw:style-name="gr17" draw:text-style-name="P4" draw:layer="layout" svg:x1="20.542cm" svg:y1="7.82cm" svg:x2="20.669cm" svg:y2="7.947cm">
                <text:p/>
              </draw:line>
            </draw:g>
          </draw:g>
        </draw:g>
      </draw:page>
      <draw:page draw:name="page5" draw:style-name="dp1" draw:master-page-name="Standard">
        <draw:g>
          <draw:custom-shape draw:style-name="gr34" draw:text-style-name="P1" draw:layer="layout" svg:width="25.273cm" svg:height="11.43cm" svg:x="1.889cm" svg:y="2.77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5.079cm" svg:height="0.641cm" svg:x="12.311cm" svg:y="3.016cm">
            <draw:text-box>
              <text:p><text:span text:style-name="T4">&lt;&lt;device&gt;&gt; linux-host</text:span></text:p>
            </draw:text-box>
          </draw:frame>
          <draw:custom-shape draw:style-name="gr35" draw:text-style-name="P1" draw:layer="layout" svg:width="23.495cm" svg:height="8.128cm" svg:x="2.778cm" svg:y="4.55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7.874cm" svg:height="0.641cm" svg:x="10.461cm" svg:y="5.014cm">
            <draw:text-box>
              <text:p><text:span text:style-name="T4">&lt;&lt;bridge-network&gt;&gt; shamirs-network</text:span></text:p>
            </draw:text-box>
          </draw:frame>
          <draw:custom-shape draw:style-name="gr36" draw:text-style-name="P1" xml:id="id29" draw:id="id29" draw:layer="layout" svg:width="9.525cm" svg:height="5.461cm" svg:x="3.648cm" svg:y="6.46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6.858cm" svg:height="0.641cm" svg:x="4.797cm" svg:y="6.817cm">
            <draw:text-box>
              <text:p><text:span text:style-name="T4">&lt;&lt;container&gt;&gt; shamirs-service</text:span></text:p>
            </draw:text-box>
          </draw:frame>
          <draw:custom-shape draw:style-name="gr37" draw:text-style-name="P1" xml:id="id30" draw:id="id30" draw:layer="layout" svg:width="8.246cm" svg:height="5.461cm" svg:x="16.922cm" svg:y="6.461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16" draw:layer="layout" svg:width="5.334cm" svg:height="0.66cm" svg:x="18.529cm" svg:y="6.817cm">
            <draw:text-box>
              <text:p><text:span text:style-name="T4">&lt;&lt;container&gt;&gt; mariadb</text:span></text:p>
            </draw:text-box>
          </draw:frame>
          <draw:g xml:id="id28" draw:id="id28">
            <draw:custom-shape draw:style-name="gr39" draw:text-style-name="P1" draw:layer="layout" svg:width="4.437cm" svg:height="1.064cm" svg:x="7.628cm" svg:y="10.3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4.693cm" svg:height="1.031cm" svg:x="7.5cm" svg:y="10.418cm">
              <draw:text-box>
                <text:p text:style-name="P8"><text:span text:style-name="T4">&lt;&lt;servlet engine&gt;&gt;</text:span></text:p>
                <text:p text:style-name="P8"><text:span text:style-name="T4">tomcat 8</text:span></text:p>
              </draw:text-box>
            </draw:frame>
          </draw:g>
          <draw:g xml:id="id27" draw:id="id27">
            <draw:custom-shape draw:style-name="gr40" draw:text-style-name="P1" draw:layer="layout" svg:width="4.445cm" svg:height="1.524cm" svg:x="4.164cm" svg:y="7.83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" draw:layer="layout" svg:width="0.635cm" svg:height="1.017cm" svg:x="7.584cm" svg:y="8.116cm">
              <text:p/>
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2" draw:text-style-name="P18" draw:layer="layout" svg:width="3.49cm" svg:height="0.925cm" svg:x="4.113cm" svg:y="8.145cm">
              <draw:text-box>
                <text:p text:style-name="P8"><text:span text:style-name="T4">&lt;&lt;artifact&gt;&gt;</text:span></text:p>
                <text:p text:style-name="P8"><text:span text:style-name="T5">shamirs-service.jar</text:span></text:p>
              </draw:text-box>
            </draw:frame>
          </draw:g>
          <draw:connector draw:style-name="gr43" draw:text-style-name="P8" draw:layer="layout" svg:x1="8.609cm" svg:y1="8.601cm" svg:x2="9.846cm" svg:y2="10.33cm" draw:start-shape="id27" draw:start-glue-point="1" draw:end-shape="id28" draw:end-glue-point="0" svg:d="M8609 8601h1237v1729" svg:viewBox="0 0 1238 1730">
            <text:p/>
          </draw:connector>
          <draw:g>
            <draw:custom-shape draw:style-name="gr44" draw:text-style-name="P1" draw:layer="layout" svg:width="6.235cm" svg:height="3.556cm" svg:x="17.79cm" svg:y="7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16" draw:layer="layout" svg:width="5.236cm" svg:height="0.641cm" svg:x="18.289cm" svg:y="8.107cm">
              <draw:text-box>
                <text:p><text:span text:style-name="T4">&lt;&lt;dbms&gt;&gt; MariaDB 10</text:span></text:p>
              </draw:text-box>
            </draw:frame>
          </draw:g>
          <draw:g>
            <draw:custom-shape draw:style-name="gr40" draw:text-style-name="P1" draw:layer="layout" svg:width="4.445cm" svg:height="1.524cm" svg:x="18.615cm" svg:y="9.255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" draw:layer="layout" svg:width="0.635cm" svg:height="1.017cm" svg:x="22.035cm" svg:y="9.532cm">
              <text:p/>
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2" draw:text-style-name="P18" draw:layer="layout" svg:width="3.49cm" svg:height="0.925cm" svg:x="18.564cm" svg:y="9.561cm">
              <draw:text-box>
                <text:p text:style-name="P8"><text:span text:style-name="T4">&lt;&lt;database&gt;&gt;</text:span></text:p>
                <text:p text:style-name="P8"><text:span text:style-name="T5">shamirs-db</text:span></text:p>
              </draw:text-box>
            </draw:frame>
          </draw:g>
          <draw:connector draw:style-name="gr45" draw:text-style-name="P8" draw:layer="layout" svg:x1="13.173cm" svg:y1="9.191cm" svg:x2="16.922cm" svg:y2="9.191cm" draw:start-shape="id29" draw:start-glue-point="1" draw:end-shape="id30" svg:d="M13173 9191h3749" svg:viewBox="0 0 3750 1">
            <text:p/>
          </draw:connector>
          <draw:frame draw:style-name="gr22" draw:text-style-name="P17" draw:layer="layout" svg:width="2.928cm" svg:height="1.031cm" svg:x="13.592cm" svg:y="8.026cm">
            <draw:text-box>
              <text:p text:style-name="P8"><text:span text:style-name="T3">&lt;&lt;protocol&gt;&gt;</text:span></text:p>
              <text:p text:style-name="P8"><text:span text:style-name="T3">TCP/IP</text:span></text:p>
            </draw:text-box>
          </draw:frame>
          <draw:g xml:id="id31" draw:id="id31">
            <draw:custom-shape draw:style-name="gr46" draw:text-style-name="P1" draw:layer="layout" svg:width="6.235cm" svg:height="1.177cm" svg:x="5.293cm" svg:y="16.7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16" draw:layer="layout" svg:width="5.236cm" svg:height="0.641cm" svg:x="5.792cm" svg:y="17.001cm">
              <draw:text-box>
                <text:p><text:span text:style-name="T4">&lt;&lt;http client&gt;&gt; curl</text:span></text:p>
              </draw:text-box>
            </draw:frame>
          </draw:g>
          <draw:connector draw:style-name="gr45" draw:text-style-name="P8" draw:layer="layout" svg:x1="8.41cm" svg:y1="11.922cm" svg:x2="8.41cm" svg:y2="16.752cm" draw:start-shape="id29" draw:start-glue-point="2" draw:end-shape="id31" draw:end-glue-point="0" svg:d="M8410 11922v4830" svg:viewBox="0 0 1 4831">
            <text:p/>
          </draw:connector>
          <draw:frame draw:style-name="gr22" draw:text-style-name="P17" draw:layer="layout" svg:width="2.991cm" svg:height="1.031cm" svg:x="8.293cm" svg:y="14.874cm">
            <draw:text-box>
              <text:p text:style-name="P8"><text:span text:style-name="T3">&lt;&lt;protocol&gt;&gt;</text:span></text:p>
              <text:p text:style-name="P8"><text:span text:style-name="T3">HTTPS</text:span></text:p>
            </draw:text-box>
          </draw:frame>
        </draw:g>
      </draw:page>
      <draw:page draw:name="page6" draw:style-name="dp1" draw:master-page-name="Standard">
        <draw:g>
          <draw:g>
            <draw:custom-shape draw:style-name="gr47" draw:text-style-name="P1" draw:layer="layout" svg:width="25.273cm" svg:height="16.256cm" svg:x="1.889cm" svg:y="2.778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16" draw:layer="layout" svg:width="5.079cm" svg:height="0.641cm" svg:x="12.311cm" svg:y="3.016cm">
              <draw:text-box>
                <text:p><text:span text:style-name="T4">&lt;&lt;device&gt;&gt; linux-host</text:span></text:p>
              </draw:text-box>
            </draw:frame>
            <draw:custom-shape draw:style-name="gr48" draw:text-style-name="P1" draw:layer="layout" svg:width="23.495cm" svg:height="13.589cm" svg:x="2.778cm" svg:y="4.556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16" draw:layer="layout" svg:width="7.874cm" svg:height="0.641cm" svg:x="10.461cm" svg:y="5.014cm">
              <draw:text-box>
                <text:p><text:span text:style-name="T4">&lt;&lt;bridge-network&gt;&gt; shamirs-network</text:span></text:p>
              </draw:text-box>
            </draw:frame>
            <draw:custom-shape draw:style-name="gr36" draw:text-style-name="P1" xml:id="id34" draw:id="id34" draw:layer="layout" svg:width="9.525cm" svg:height="5.461cm" svg:x="3.648cm" svg:y="6.461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16" draw:layer="layout" svg:width="6.858cm" svg:height="0.641cm" svg:x="4.797cm" svg:y="6.817cm">
              <draw:text-box>
                <text:p><text:span text:style-name="T4">&lt;&lt;container&gt;&gt; shamirs-service</text:span></text:p>
              </draw:text-box>
            </draw:frame>
            <draw:custom-shape draw:style-name="gr37" draw:text-style-name="P1" xml:id="id35" draw:id="id35" draw:layer="layout" svg:width="8.246cm" svg:height="5.461cm" svg:x="16.922cm" svg:y="6.461cm">
              <text:p/>
              <draw:enhanced-geometry svg:viewBox="0 0 21600 21600" draw:type="rectangle" draw:enhanced-path="M 0 0 L 21600 0 21600 21600 0 21600 0 0 Z N"/>
            </draw:custom-shape>
            <draw:frame draw:style-name="gr38" draw:text-style-name="P16" draw:layer="layout" svg:width="5.334cm" svg:height="0.66cm" svg:x="18.529cm" svg:y="6.817cm">
              <draw:text-box>
                <text:p><text:span text:style-name="T4">&lt;&lt;container&gt;&gt; mariadb</text:span></text:p>
              </draw:text-box>
            </draw:frame>
            <draw:g xml:id="id33" draw:id="id33">
              <draw:custom-shape draw:style-name="gr39" draw:text-style-name="P1" draw:layer="layout" svg:width="4.437cm" svg:height="1.064cm" svg:x="7.628cm" svg:y="10.33cm">
                <text:p/>
                <draw:enhanced-geometry svg:viewBox="0 0 21600 21600" draw:type="rectangle" draw:enhanced-path="M 0 0 L 21600 0 21600 21600 0 21600 0 0 Z N"/>
              </draw:custom-shape>
              <draw:frame draw:style-name="gr22" draw:text-style-name="P18" draw:layer="layout" svg:width="4.693cm" svg:height="1.031cm" svg:x="7.5cm" svg:y="10.418cm">
                <draw:text-box>
                  <text:p text:style-name="P8"><text:span text:style-name="T4">&lt;&lt;servlet engine&gt;&gt;</text:span></text:p>
                  <text:p text:style-name="P8"><text:span text:style-name="T4">tomcat 8</text:span></text:p>
                </draw:text-box>
              </draw:frame>
            </draw:g>
            <draw:g xml:id="id32" draw:id="id32">
              <draw:custom-shape draw:style-name="gr40" draw:text-style-name="P1" draw:layer="layout" svg:width="4.445cm" svg:height="1.524cm" svg:x="4.164cm" svg:y="7.839cm">
                <text:p/>
                <draw:enhanced-geometry svg:viewBox="0 0 21600 21600" draw:type="rectangle" draw:enhanced-path="M 0 0 L 21600 0 21600 21600 0 21600 0 0 Z N"/>
              </draw:custom-shape>
              <draw:custom-shape draw:style-name="gr41" draw:text-style-name="P1" draw:layer="layout" svg:width="0.635cm" svg:height="1.017cm" svg:x="7.584cm" svg:y="8.116cm">
                <text:p/>
  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42" draw:text-style-name="P18" draw:layer="layout" svg:width="3.49cm" svg:height="0.925cm" svg:x="4.113cm" svg:y="8.145cm">
                <draw:text-box>
                  <text:p text:style-name="P8"><text:span text:style-name="T4">&lt;&lt;artifact&gt;&gt;</text:span></text:p>
                  <text:p text:style-name="P8"><text:span text:style-name="T5">shamirs-service.jar</text:span></text:p>
                </draw:text-box>
              </draw:frame>
            </draw:g>
            <draw:connector draw:style-name="gr43" draw:text-style-name="P8" draw:layer="layout" svg:x1="8.609cm" svg:y1="8.601cm" svg:x2="9.846cm" svg:y2="10.33cm" draw:start-shape="id32" draw:start-glue-point="1" draw:end-shape="id33" draw:end-glue-point="0" svg:d="M8609 8601h1237v1729" svg:viewBox="0 0 1238 1730">
              <text:p/>
            </draw:connector>
            <draw:g>
              <draw:custom-shape draw:style-name="gr44" draw:text-style-name="P1" draw:layer="layout" svg:width="6.235cm" svg:height="3.556cm" svg:x="17.79cm" svg:y="7.8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8" draw:text-style-name="P16" draw:layer="layout" svg:width="5.236cm" svg:height="0.641cm" svg:x="18.289cm" svg:y="8.107cm">
                <draw:text-box>
                  <text:p><text:span text:style-name="T4">&lt;&lt;dbms&gt;&gt; MariaDB 10</text:span></text:p>
                </draw:text-box>
              </draw:frame>
            </draw:g>
            <draw:g>
              <draw:custom-shape draw:style-name="gr40" draw:text-style-name="P1" draw:layer="layout" svg:width="4.445cm" svg:height="1.524cm" svg:x="18.615cm" svg:y="9.255cm">
                <text:p/>
                <draw:enhanced-geometry svg:viewBox="0 0 21600 21600" draw:type="rectangle" draw:enhanced-path="M 0 0 L 21600 0 21600 21600 0 21600 0 0 Z N"/>
              </draw:custom-shape>
              <draw:custom-shape draw:style-name="gr41" draw:text-style-name="P1" draw:layer="layout" svg:width="0.635cm" svg:height="1.017cm" svg:x="22.035cm" svg:y="9.532cm">
                <text:p/>
  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42" draw:text-style-name="P18" draw:layer="layout" svg:width="3.49cm" svg:height="0.925cm" svg:x="18.564cm" svg:y="9.561cm">
                <draw:text-box>
                  <text:p text:style-name="P8"><text:span text:style-name="T4">&lt;&lt;database&gt;&gt;</text:span></text:p>
                  <text:p text:style-name="P8"><text:span text:style-name="T5">shamirs-db</text:span></text:p>
                </draw:text-box>
              </draw:frame>
            </draw:g>
            <draw:connector draw:style-name="gr45" draw:text-style-name="P8" draw:layer="layout" svg:x1="13.173cm" svg:y1="9.191cm" svg:x2="16.922cm" svg:y2="9.191cm" draw:start-shape="id34" draw:start-glue-point="1" draw:end-shape="id35" svg:d="M13173 9191h3749" svg:viewBox="0 0 3750 1">
              <text:p/>
            </draw:connector>
            <draw:frame draw:style-name="gr22" draw:text-style-name="P17" draw:layer="layout" svg:width="2.928cm" svg:height="1.031cm" svg:x="13.592cm" svg:y="8.026cm">
              <draw:text-box>
                <text:p text:style-name="P8"><text:span text:style-name="T3">&lt;&lt;protocol&gt;&gt;</text:span></text:p>
                <text:p text:style-name="P8"><text:span text:style-name="T3">TCP/IP</text:span></text:p>
              </draw:text-box>
            </draw:frame>
            <draw:frame draw:style-name="gr22" draw:text-style-name="P17" draw:layer="layout" svg:width="2.991cm" svg:height="1.031cm" svg:x="8.641cm" svg:y="12.296cm">
              <draw:text-box>
                <text:p text:style-name="P8"><text:span text:style-name="T3">&lt;&lt;protocol&gt;&gt;</text:span></text:p>
                <text:p text:style-name="P8"><text:span text:style-name="T3">HTTPS</text:span></text:p>
              </draw:text-box>
            </draw:frame>
            <draw:g xml:id="id36" draw:id="id36">
              <draw:custom-shape draw:style-name="gr49" draw:text-style-name="P1" draw:layer="layout" svg:width="7.455cm" svg:height="3.556cm" svg:x="4.556cm" svg:y="13.8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0" draw:text-style-name="P16" draw:layer="layout" svg:width="7.594cm" svg:height="0.742cm" svg:x="4.663cm" svg:y="14.101cm">
                <draw:text-box>
                  <text:p><text:span text:style-name="T4">&lt;&lt;container&gt;&gt; shamirs-test-suite</text:span></text:p>
                </draw:text-box>
              </draw:frame>
              <draw:custom-shape draw:style-name="gr51" draw:text-style-name="P1" draw:layer="layout" svg:width="4.945cm" svg:height="1.524cm" svg:x="5.444cm" svg:y="15.139cm">
                <text:p/>
                <draw:enhanced-geometry svg:viewBox="0 0 21600 21600" draw:type="rectangle" draw:enhanced-path="M 0 0 L 21600 0 21600 21600 0 21600 0 0 Z N"/>
              </draw:custom-shape>
              <draw:custom-shape draw:style-name="gr41" draw:text-style-name="P1" draw:layer="layout" svg:width="0.635cm" svg:height="1.017cm" svg:x="9.564cm" svg:y="15.416cm">
                <text:p/>
    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52" draw:text-style-name="P18" draw:layer="layout" svg:width="4.191cm" svg:height="1.209cm" svg:x="5.471cm" svg:y="15.445cm">
                <draw:text-box>
                  <text:p text:style-name="P8"><text:span text:style-name="T4">&lt;&lt;artifact&gt;&gt;</text:span></text:p>
                  <text:p text:style-name="P8"><text:span text:style-name="T5">shamirs-test-suite.jar</text:span></text:p>
                </draw:text-box>
              </draw:frame>
            </draw:g>
            <draw:connector draw:style-name="gr11" draw:text-style-name="P8" draw:layer="layout" svg:x1="8.406cm" svg:y1="13.852cm" svg:x2="8.41cm" svg:y2="11.922cm" draw:start-shape="id36" draw:start-glue-point="0" draw:end-shape="id34" draw:end-glue-point="2" svg:d="M8406 13852v-1071h4v-859" svg:viewBox="0 0 5 1931">
              <text:p/>
            </draw:connector>
            <draw:connector draw:style-name="gr11" draw:text-style-name="P8" draw:layer="layout" svg:x1="12.257cm" svg:y1="15.63cm" svg:x2="21.045cm" svg:y2="11.922cm" draw:start-shape="id36" draw:start-glue-point="1" draw:end-shape="id35" draw:end-glue-point="2" svg:d="M12257 15630h8788v-3708" svg:viewBox="0 0 8789 3709">
              <text:p/>
            </draw:connector>
            <draw:frame draw:style-name="gr22" draw:text-style-name="P17" draw:layer="layout" svg:width="2.928cm" svg:height="1.031cm" svg:x="16.692cm" svg:y="14.727cm">
              <draw:text-box>
                <text:p text:style-name="P8"><text:span text:style-name="T3">&lt;&lt;protocol&gt;&gt;</text:span></text:p>
                <text:p text:style-name="P8"><text:span text:style-name="T3">TCP/IP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linecap="squar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-width="0.4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4T17:02:32.989000000</meta:creation-date>
    <dc:date>2022-02-14T15:22:52.114000000</dc:date>
    <meta:editing-duration>PT7H37M36S</meta:editing-duration>
    <meta:editing-cycles>41</meta:editing-cycles>
    <meta:generator>LibreOffice/7.1.8.1$Windows_X86_64 LibreOffice_project/e1f30c802c3269a1d052614453f260e49458c82c</meta:generator>
    <dc:creator>Christof Reichardt</dc:creator>
    <meta:document-statistic meta:object-count="211"/>
  </office:meta>
</office:document-meta>
</file>